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?? ????" svg:font-family="'?? ????'"/>
    <style:font-face style:name="Consolas" svg:font-family="Consolas" style:font-family-generic="swiss" style:font-pitch="fixed"/>
    <style:font-face style:name="Meiryo UI" svg:font-family="'Meiryo UI'" style:font-adornments="Italic" style:font-family-generic="moder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191cm"/>
    </style:style>
    <style:style style:name="co2" style:family="table-column">
      <style:table-column-properties fo:break-before="auto" style:column-width="1.969cm"/>
    </style:style>
    <style:style style:name="co3" style:family="table-column">
      <style:table-column-properties fo:break-before="auto" style:column-width="5.022cm"/>
    </style:style>
    <style:style style:name="co4" style:family="table-column">
      <style:table-column-properties fo:break-before="auto" style:column-width="3.522cm"/>
    </style:style>
    <style:style style:name="co5" style:family="table-column">
      <style:table-column-properties fo:break-before="auto" style:column-width="2.912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  <style:text-properties fo:color="#000000"/>
    </style:style>
    <style:style style:name="ce2" style:family="table-cell" style:parent-style-name="Default">
      <style:table-cell-properties fo:background-color="#ffffcc"/>
      <style:text-properties fo:color="#000000"/>
    </style:style>
    <style:style style:name="ce3" style:family="table-cell" style:parent-style-name="Default">
      <style:table-cell-properties fo:background-color="#ffffcc"/>
    </style:style>
    <style:style style:name="ce4" style:family="table-cell" style:parent-style-name="Default">
      <style:table-cell-properties fo:background-color="#ffffff"/>
      <style:text-properties fo:color="#000000" style:font-name="?? ????" fo:font-size="7.5pt" fo:language="en" fo:country="US" fo:font-weight="normal" style:font-name-asian="Meiryo UI" style:font-size-asian="7.5pt" style:language-asian="en" style:country-asian="US" style:font-weight-asian="normal" style:font-name-complex="?? ????" style:font-size-complex="4.25pt" style:language-complex="en" style:country-complex="US" style:font-weight-complex="normal"/>
    </style:style>
    <style:style style:name="ce5" style:family="table-cell" style:parent-style-name="Default">
      <style:table-cell-properties fo:background-color="#ffffcc"/>
      <style:text-properties fo:color="#000000" style:font-name="?? ????" fo:font-size="7.5pt" fo:language="en" fo:country="US" fo:font-weight="normal" style:font-name-asian="Meiryo UI" style:font-size-asian="7.5pt" style:language-asian="en" style:country-asian="US" style:font-weight-asian="normal" style:font-name-complex="?? ????" style:font-size-complex="4.25pt" style:language-complex="en" style:country-complex="US" style:font-weight-complex="normal"/>
    </style:style>
    <style:style style:name="ce6" style:family="table-cell" style:parent-style-name="Default">
      <style:text-properties fo:color="#000000" style:text-outline="false" style:text-line-through-style="none" style:font-name="Meiryo UI" fo:font-size="7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iryo UI" style:font-size-asian="7.5pt" style:language-asian="en" style:country-asian="US" style:font-style-asian="normal" style:font-weight-asian="normal" style:font-size-complex="4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cc"/>
      <style:text-properties fo:color="#000000" style:text-outline="false" style:text-line-through-style="none" style:font-name="Meiryo UI" fo:font-size="7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iryo UI" style:font-size-asian="7.5pt" style:language-asian="en" style:country-asian="US" style:font-style-asian="normal" style:font-weight-asian="normal" style:font-size-complex="4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/>
      <style:text-properties fo:color="#000000" style:font-name="Arial1" fo:font-size="7.5pt" fo:language="en" fo:country="US" fo:font-weight="normal" style:font-name-asian="Consolas" style:font-size-asian="7.5pt" style:language-asian="en" style:country-asian="US" style:font-weight-asian="normal" style:font-name-complex="Consolas" style:font-size-complex="4.25pt" style:language-complex="en" style:country-complex="US" style:font-weight-complex="normal"/>
    </style:style>
    <style:style style:name="ce9" style:family="table-cell" style:parent-style-name="Default">
      <style:table-cell-properties fo:background-color="#ffffcc"/>
      <style:text-properties fo:color="#000000" style:font-name="Arial1" fo:font-size="7.5pt" fo:language="en" fo:country="US" fo:font-weight="normal" style:font-name-asian="Consolas" style:font-size-asian="7.5pt" style:language-asian="en" style:country-asian="US" style:font-weight-asian="normal" style:font-name-complex="Consolas" style:font-size-complex="4.25pt" style:language-complex="en" style:country-complex="US" style:font-weight-complex="normal"/>
    </style:style>
    <style:style style:name="ce10" style:family="table-cell" style:parent-style-name="Default">
      <style:table-cell-properties fo:background-color="#ffffcc"/>
      <style:text-properties fo:color="#000000" style:font-name="Arial1" fo:font-size="7.5pt" fo:font-weight="normal" style:font-size-asian="7.5pt" style:font-weight-asian="normal" style:font-size-complex="7.5pt" style:font-weight-complex="normal"/>
    </style:style>
    <style:style style:name="ce11" style:family="table-cell" style:parent-style-name="Default">
      <style:table-cell-properties fo:background-color="#ffffcc"/>
      <style:text-properties fo:color="#000000" style:text-outline="false" style:text-line-through-style="none" style:font-name="Arial1" fo:font-size="7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.5pt" style:language-asian="en" style:country-asian="US" style:font-style-asian="normal" style:font-weight-asian="normal" style:font-size-complex="4.25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row table:style-name="ro1">
          <table:table-cell office:value-type="string">
            <text:p>idol_id</text:p>
          </table:table-cell>
          <table:table-cell office:value-type="string">
            <text:p>group_id</text:p>
          </table:table-cell>
          <table:table-cell table:style-name="Default" office:value-type="string">
            <text:p>name</text:p>
          </table:table-cell>
          <table:table-cell table:style-name="Default" office:value-type="string">
            <text:p>directory_name</text:p>
          </table:table-cell>
          <table:table-cell office:value-type="string">
            <text:p>member_color</text:p>
          </table:table-cell>
        </table:table-row>
        <table:table-row table:style-name="ro1">
          <table:table-cell table:number-columns-repeated="2" table:style-name="ce1" office:value-type="float" office:value="0">
            <text:p>0</text:p>
          </table:table-cell>
          <table:table-cell table:style-name="ce4" office:value-type="string">
            <text:p>矢島 舞美</text:p>
          </table:table-cell>
          <table:table-cell table:style-name="ce8" office:value-type="string">
            <text:p>maimi-yajima</text:p>
          </table:table-cell>
          <table:table-cell office:value-type="string">
            <text:p>#FF000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4" office:value-type="string">
            <text:p>中島 早貴</text:p>
          </table:table-cell>
          <table:table-cell table:style-name="ce8" office:value-type="string">
            <text:p>saki-nakajima</text:p>
          </table:table-cell>
          <table:table-cell office:value-type="string">
            <text:p>#00FFFF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4" office:value-type="string">
            <text:p>鈴木 愛理</text:p>
          </table:table-cell>
          <table:table-cell table:style-name="ce8" office:value-type="string">
            <text:p>airi-suzuki</text:p>
          </table:table-cell>
          <table:table-cell office:value-type="string">
            <text:p>#FFC0CB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4" office:value-type="string">
            <text:p>岡井 千聖</text:p>
          </table:table-cell>
          <table:table-cell table:style-name="ce8" office:value-type="string">
            <text:p>chisato-okai</text:p>
          </table:table-cell>
          <table:table-cell office:value-type="string">
            <text:p>#E3F0FB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4" office:value-type="string">
            <text:p>萩原 舞</text:p>
          </table:table-cell>
          <table:table-cell table:style-name="ce8" office:value-type="string">
            <text:p>mai-hagiwara</text:p>
          </table:table-cell>
          <table:table-cell office:value-type="string">
            <text:p>#FFFF00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譜久村 聖</text:p>
          </table:table-cell>
          <table:table-cell table:style-name="ce9" office:value-type="string">
            <text:p>mizuki-fukumura</text:p>
          </table:table-cell>
          <table:table-cell table:style-name="ce3" office:value-type="string">
            <text:p>#FF69B4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生田 衣梨奈</text:p>
          </table:table-cell>
          <table:table-cell table:style-name="ce9" office:value-type="string">
            <text:p>erina-ikuta</text:p>
          </table:table-cell>
          <table:table-cell table:style-name="ce3" office:value-type="string">
            <text:p>#ADFF2F</text:p>
          </table:table-cell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飯窪 春菜</text:p>
          </table:table-cell>
          <table:table-cell table:style-name="ce9" office:value-type="string">
            <text:p>haruna-iikubo</text:p>
          </table:table-cell>
          <table:table-cell table:style-name="ce3" office:value-type="string">
            <text:p>#FFFF66</text:p>
          </table:table-cell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石田 亜佑美</text:p>
          </table:table-cell>
          <table:table-cell table:style-name="ce9" office:value-type="string">
            <text:p>ayumi-ishida</text:p>
          </table:table-cell>
          <table:table-cell table:style-name="ce3" office:value-type="string">
            <text:p>#0000FF</text:p>
          </table:table-cell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佐藤 優樹</text:p>
          </table:table-cell>
          <table:table-cell table:style-name="ce9" office:value-type="string">
            <text:p>masaki-sato</text:p>
          </table:table-cell>
          <table:table-cell table:style-name="ce3" office:value-type="string">
            <text:p>#00A474</text:p>
          </table:table-cell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工藤 遥</text:p>
          </table:table-cell>
          <table:table-cell table:style-name="ce9" office:value-type="string">
            <text:p>haruka-kudo</text:p>
          </table:table-cell>
          <table:table-cell table:style-name="ce3" office:value-type="string">
            <text:p>#FF9F00</text:p>
          </table:table-cell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小田 さくら</text:p>
          </table:table-cell>
          <table:table-cell table:style-name="ce9" office:value-type="string">
            <text:p>sakura-oda</text:p>
          </table:table-cell>
          <table:table-cell table:style-name="ce3" office:value-type="string">
            <text:p>#CAB8D9</text:p>
          </table:table-cell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尾形 春水</text:p>
          </table:table-cell>
          <table:table-cell table:style-name="ce9" office:value-type="string">
            <text:p>haruna-ogata</text:p>
          </table:table-cell>
          <table:table-cell table:style-name="ce3" office:value-type="string">
            <text:p>#66FFFF</text:p>
          </table:table-cell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野中 美希</text:p>
          </table:table-cell>
          <table:table-cell table:style-name="ce9" office:value-type="string">
            <text:p>miki-nonaka</text:p>
          </table:table-cell>
          <table:table-cell table:style-name="ce3" office:value-type="string">
            <text:p>#800080</text:p>
          </table:table-cell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牧野 真莉愛</text:p>
          </table:table-cell>
          <table:table-cell table:style-name="ce9" office:value-type="string">
            <text:p>maria-makino</text:p>
          </table:table-cell>
          <table:table-cell table:style-name="ce3" office:value-type="string">
            <text:p>#FFC9C6</text:p>
          </table:table-cell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羽賀 朱音</text:p>
          </table:table-cell>
          <table:table-cell table:style-name="ce10" office:value-type="string">
            <text:p>akane-haga</text:p>
          </table:table-cell>
          <table:table-cell table:style-name="ce3" office:value-type="string">
            <text:p>#E3F0FB</text:p>
          </table:table-cell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加賀 楓</text:p>
          </table:table-cell>
          <table:table-cell table:style-name="ce11" office:value-type="string">
            <text:p>kaede-kaga</text:p>
          </table:table-cell>
          <table:table-cell table:style-name="ce3" office:value-type="string">
            <text:p>#FF0000</text:p>
          </table:table-cell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横山 玲奈</text:p>
          </table:table-cell>
          <table:table-cell table:style-name="ce9" office:value-type="string">
            <text:p>reina-yokoyama</text:p>
          </table:table-cell>
          <table:table-cell table:style-name="ce3" office:value-type="string">
            <text:p>#FFDF0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string">
            <text:p>和田 彩花</text:p>
          </table:table-cell>
          <table:table-cell office:value-type="string">
            <text:p>ayaka-wada</text:p>
          </table:table-cell>
          <table:table-cell office:value-type="string">
            <text:p>#FF000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string">
            <text:p>中西 香菜</text:p>
          </table:table-cell>
          <table:table-cell office:value-type="string">
            <text:p>kana-nakanishi</text:p>
          </table:table-cell>
          <table:table-cell office:value-type="string">
            <text:p>#FFD5D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竹内 朱莉</text:p>
          </table:table-cell>
          <table:table-cell office:value-type="string">
            <text:p>akari-takeuchi</text:p>
          </table:table-cell>
          <table:table-cell office:value-type="string">
            <text:p>#0000FF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string">
            <text:p>勝田 里奈</text:p>
          </table:table-cell>
          <table:table-cell office:value-type="string">
            <text:p>rina-katsuta</text:p>
          </table:table-cell>
          <table:table-cell office:value-type="string">
            <text:p>#FF9F0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string">
            <text:p>室田 瑞希</text:p>
          </table:table-cell>
          <table:table-cell office:value-type="string">
            <text:p>mizuki-murota</text:p>
          </table:table-cell>
          <table:table-cell office:value-type="string">
            <text:p>#6DFFFF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相川 茉穂</text:p>
          </table:table-cell>
          <table:table-cell office:value-type="string">
            <text:p>maho-aikawa</text:p>
          </table:table-cell>
          <table:table-cell office:value-type="string">
            <text:p>#41A04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string">
            <text:p>佐々木 莉佳子</text:p>
          </table:table-cell>
          <table:table-cell office:value-type="string">
            <text:p>rikako-sasaki</text:p>
          </table:table-cell>
          <table:table-cell office:value-type="string">
            <text:p>#FFFF0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上國料 萌衣</text:p>
          </table:table-cell>
          <table:table-cell office:value-type="string">
            <text:p>moe-kamikokuryo</text:p>
          </table:table-cell>
          <table:table-cell office:value-type="string">
            <text:p>#00BFFF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string">
            <text:p>笠原 桃奈</text:p>
          </table:table-cell>
          <table:table-cell office:value-type="string">
            <text:p>momona-kasahara</text:p>
          </table:table-cell>
          <table:table-cell office:value-type="string">
            <text:p>#FF69B4</text:p>
          </table:table-cell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宮崎 由加</text:p>
          </table:table-cell>
          <table:table-cell table:style-name="ce7" office:value-type="string">
            <text:p>yuka-miyazaki</text:p>
          </table:table-cell>
          <table:table-cell table:style-name="ce3" office:value-type="string">
            <text:p>#FFC0CB</text:p>
          </table:table-cell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金澤 朋子</text:p>
          </table:table-cell>
          <table:table-cell table:style-name="ce7" office:value-type="string">
            <text:p>tomoko-kanazawa</text:p>
          </table:table-cell>
          <table:table-cell table:style-name="ce3" office:value-type="string">
            <text:p>#FF0000</text:p>
          </table:table-cell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高木 紗友希</text:p>
          </table:table-cell>
          <table:table-cell table:style-name="ce7" office:value-type="string">
            <text:p>sayuki-takagi</text:p>
          </table:table-cell>
          <table:table-cell table:style-name="ce3" office:value-type="string">
            <text:p>#FFFF00</text:p>
          </table:table-cell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宮本 佳林</text:p>
          </table:table-cell>
          <table:table-cell table:style-name="ce7" office:value-type="string">
            <text:p>karin-miyamoto</text:p>
          </table:table-cell>
          <table:table-cell table:style-name="ce3" office:value-type="string">
            <text:p>#800080</text:p>
          </table:table-cell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植村 あかり</text:p>
          </table:table-cell>
          <table:table-cell table:style-name="ce7" office:value-type="string">
            <text:p>akari-uemura</text:p>
          </table:table-cell>
          <table:table-cell table:style-name="ce3" office:value-type="string">
            <text:p>#00800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string">
            <text:p>嗣永 桃子</text:p>
          </table:table-cell>
          <table:table-cell office:value-type="string">
            <text:p>momoko-tsugunaga</text:p>
          </table:table-cell>
          <table:table-cell office:value-type="string">
            <text:p>#FFC1CC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string">
            <text:p>山木 梨沙</text:p>
          </table:table-cell>
          <table:table-cell office:value-type="string">
            <text:p>risa-yamaki</text:p>
          </table:table-cell>
          <table:table-cell office:value-type="string">
            <text:p>#ADFF3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string">
            <text:p>森戸 知沙希</text:p>
          </table:table-cell>
          <table:table-cell office:value-type="string">
            <text:p>chisaki-morito</text:p>
          </table:table-cell>
          <table:table-cell office:value-type="string">
            <text:p>#FFA50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string">
            <text:p>小関 舞</text:p>
          </table:table-cell>
          <table:table-cell office:value-type="string">
            <text:p>mai-ozeki</text:p>
          </table:table-cell>
          <table:table-cell office:value-type="string">
            <text:p>#0000FF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string">
            <text:p>梁川 奈々美</text:p>
          </table:table-cell>
          <table:table-cell office:value-type="string">
            <text:p>nanami-yanagawa</text:p>
          </table:table-cell>
          <table:table-cell office:value-type="string">
            <text:p>#8C1888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string">
            <text:p>船木 結</text:p>
          </table:table-cell>
          <table:table-cell office:value-type="string">
            <text:p>musubu-funaki</text:p>
          </table:table-cell>
          <table:table-cell office:value-type="string">
            <text:p>#FFFF00</text:p>
          </table:table-cell>
        </table:table-row>
        <table:table-row table:style-name="ro1">
          <table:table-cell table:style-name="ce3" office:value-type="float" office:value="38">
            <text:p>38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藤井 梨央</text:p>
          </table:table-cell>
          <table:table-cell table:style-name="ce7" office:value-type="string">
            <text:p>rio-fujii</text:p>
          </table:table-cell>
          <table:table-cell table:style-name="ce3" office:value-type="string">
            <text:p>#FFFF00</text:p>
          </table:table-cell>
        </table:table-row>
        <table:table-row table:style-name="ro1">
          <table:table-cell table:style-name="ce3" office:value-type="float" office:value="39">
            <text:p>39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広瀬 彩海</text:p>
          </table:table-cell>
          <table:table-cell table:style-name="ce7" office:value-type="string">
            <text:p>ayaka-hirose</text:p>
          </table:table-cell>
          <table:table-cell table:style-name="ce3" office:value-type="string">
            <text:p>#009B9F</text:p>
          </table:table-cell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野村 みな美</text:p>
          </table:table-cell>
          <table:table-cell table:style-name="ce7" office:value-type="string">
            <text:p>minami-nomura</text:p>
          </table:table-cell>
          <table:table-cell table:style-name="ce3" office:value-type="string">
            <text:p>#0000FF</text:p>
          </table:table-cell>
        </table:table-row>
        <table:table-row table:style-name="ro1">
          <table:table-cell table:style-name="ce3" office:value-type="float" office:value="41">
            <text:p>4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小川 麗奈</text:p>
          </table:table-cell>
          <table:table-cell table:style-name="ce7" office:value-type="string">
            <text:p>rena-ogawa</text:p>
          </table:table-cell>
          <table:table-cell table:style-name="ce3" office:value-type="string">
            <text:p>#FF0000</text:p>
          </table:table-cell>
        </table:table-row>
        <table:table-row table:style-name="ro1">
          <table:table-cell table:style-name="ce3" office:value-type="float" office:value="42">
            <text:p>42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浜浦 彩乃</text:p>
          </table:table-cell>
          <table:table-cell table:style-name="ce7" office:value-type="string">
            <text:p>ayano-hamaura</text:p>
          </table:table-cell>
          <table:table-cell table:style-name="ce3" office:value-type="string">
            <text:p>#FFC0CB</text:p>
          </table:table-cell>
        </table:table-row>
        <table:table-row table:style-name="ro1">
          <table:table-cell table:style-name="ce3" office:value-type="float" office:value="43">
            <text:p>43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田口 夏実</text:p>
          </table:table-cell>
          <table:table-cell table:style-name="ce7" office:value-type="string">
            <text:p>natsumi-taguchi</text:p>
          </table:table-cell>
          <table:table-cell table:style-name="ce3" office:value-type="string">
            <text:p>#FFA500</text:p>
          </table:table-cell>
        </table:table-row>
        <table:table-row table:style-name="ro1">
          <table:table-cell table:style-name="ce3" office:value-type="float" office:value="44">
            <text:p>4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和田 桜子</text:p>
          </table:table-cell>
          <table:table-cell table:style-name="ce7" office:value-type="string">
            <text:p>sakurako-wada</text:p>
          </table:table-cell>
          <table:table-cell table:style-name="ce3" office:value-type="string">
            <text:p>#008000</text:p>
          </table:table-cell>
        </table:table-row>
        <table:table-row table:style-name="ro1">
          <table:table-cell table:style-name="ce3" office:value-type="float" office:value="45">
            <text:p>4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井上 玲音</text:p>
          </table:table-cell>
          <table:table-cell table:style-name="ce7" office:value-type="string">
            <text:p>rei-inoue</text:p>
          </table:table-cell>
          <table:table-cell table:style-name="ce3" office:value-type="string">
            <text:p>#80008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office:value-type="string">
            <text:p>山岸理子 </text:p>
          </table:table-cell>
          <table:table-cell office:value-type="string">
            <text:p>riko-yamagishi</text:p>
          </table:table-cell>
          <table:table-cell office:value-type="string">
            <text:p>#00D603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6">
            <text:p>6</text:p>
          </table:table-cell>
          <table:table-cell office:value-type="string">
            <text:p>小片 リサ</text:p>
          </table:table-cell>
          <table:table-cell office:value-type="string">
            <text:p>risa-ogata</text:p>
          </table:table-cell>
          <table:table-cell office:value-type="string">
            <text:p>#FF9966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string">
            <text:p>新沼 希空</text:p>
          </table:table-cell>
          <table:table-cell office:value-type="string">
            <text:p>kisora-niinuma</text:p>
          </table:table-cell>
          <table:table-cell office:value-type="string">
            <text:p>#ABFFFF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6">
            <text:p>6</text:p>
          </table:table-cell>
          <table:table-cell office:value-type="string">
            <text:p>谷本安美 </text:p>
          </table:table-cell>
          <table:table-cell office:value-type="string">
            <text:p>ami-tanimoto</text:p>
          </table:table-cell>
          <table:table-cell office:value-type="string">
            <text:p>#CAB8D9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string">
            <text:p>岸本 ゆめの</text:p>
          </table:table-cell>
          <table:table-cell office:value-type="string">
            <text:p>yumeno-kishimoto</text:p>
          </table:table-cell>
          <table:table-cell office:value-type="string">
            <text:p>#FFFF0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6">
            <text:p>6</text:p>
          </table:table-cell>
          <table:table-cell office:value-type="string">
            <text:p>浅倉 樹々</text:p>
          </table:table-cell>
          <table:table-cell office:value-type="string">
            <text:p>kiki-asakura</text:p>
          </table:table-cell>
          <table:table-cell office:value-type="string">
            <text:p>#FFC9C6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string">
            <text:p>小野 瑞歩</text:p>
          </table:table-cell>
          <table:table-cell office:value-type="string">
            <text:p>mizuho-ono</text:p>
          </table:table-cell>
          <table:table-cell office:value-type="string">
            <text:p>#00A474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6">
            <text:p>6</text:p>
          </table:table-cell>
          <table:table-cell office:value-type="string">
            <text:p>小野田 紗栞</text:p>
          </table:table-cell>
          <table:table-cell office:value-type="string">
            <text:p>saori-onoda</text:p>
          </table:table-cell>
          <table:table-cell office:value-type="string">
            <text:p>#FFC0CB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office:value-type="string">
            <text:p>秋山 眞緒</text:p>
          </table:table-cell>
          <table:table-cell office:value-type="string">
            <text:p>mao-akiyama</text:p>
          </table:table-cell>
          <table:table-cell office:value-type="string">
            <text:p>#FF003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?? ????" svg:font-family="'?? ????'"/>
    <style:font-face style:name="Consolas" svg:font-family="Consolas" style:font-family-generic="swiss" style:font-pitch="fixed"/>
    <style:font-face style:name="Meiryo UI" svg:font-family="'Meiryo UI'" style:font-adornments="Italic" style:font-family-generic="moder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2017/05/15</text:date>, <text:time>23:22:1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5T23:22:17.30</dc:date>
    <meta:generator>OpenOffice/4.1.3$Win32 OpenOffice.org_project/413m1$Build-9783</meta:generator>
    <meta:editing-duration>PT38M56S</meta:editing-duration>
    <meta:editing-cycles>3</meta:editing-cycles>
    <meta:document-statistic meta:table-count="1" meta:cell-count="280" meta:object-count="0"/>
  </office:meta>
</office:document-meta>
</file>